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11089725486714863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420727840128921002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70299772871473576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60211091757904942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20148317458374622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054558105786420308"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08434596135954113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02296230738821621"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529758" text:continue-list="list708434596135954113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9475428647121478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55197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54998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531130"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531807"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547934"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15578799545181814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64758965210082136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3002005948128341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549658"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556633794072989525"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1786238346165495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205748908290144333" text:style-name="L15">
        <text:list-item>
          <text:list>
            <text:list-header>
              <text:p text:style-name="P183">1.5 miles averaging about 9:40/mile and rest 1 min</text:p>
            </text:list-header>
          </text:list>
        </text:list-item>
      </text:list>
      <text:p text:style-name="P24">1 mile in 8:26 and rest 2 min</text:p>
      <text:list xml:id="list5403933069513083722"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869089414734970417"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556228"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763028941225131504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42640769786036766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8956049524778433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557699" text:continue-list="list3426407697860367661" text:style-name="L19">
        <text:list-item>
          <text:list>
            <text:list-header>
              <text:p text:style-name="P187">(Pace*HR)=1240</text:p>
            </text:list-header>
          </text:list>
        </text:list-item>
      </text:list>
      <text:list xml:id="list36535686" text:continue-list="list7630289412251315048" text:style-name="L18">
        <text:list-item>
          <text:list>
            <text:list-header>
              <text:p text:style-name="P186">2 miles at 10:46/mile Ave HR= 121 bpm and rest a few minutes</text:p>
            </text:list-header>
          </text:list>
        </text:list-item>
      </text:list>
      <text:list xml:id="list36533483" text:continue-list="list3655769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53449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487965910308238851"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986872508560477113"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731635559919413820"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583132531255919993"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5610831744159916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63737291608325317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540275"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53708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44682420810550504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30713697479261397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93724766874241012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94129629071809559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821883016969223884"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407966605969122112" text:style-name="L32">
        <text:list-item>
          <text:list>
            <text:list-header>
              <text:p text:style-name="P197">0.25 miles in 2:54</text:p>
              <text:p text:style-name="P197">1 mile in 9:21 going faster as I ran and ending at around 8:30 pace</text:p>
            </text:list-header>
          </text:list>
        </text:list-item>
      </text:list>
      <text:list xml:id="list542452102389637511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23776597344116943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19750387822513026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725335931212405709"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580200797203074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text:soft-page-break/>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147381300355553740"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16T16:28:02.19</dc:date>
    <dc:creator>James Lombardi</dc:creator>
    <meta:editing-duration>P28DT14H20M57S</meta:editing-duration>
    <meta:editing-cycles>2107</meta:editing-cycles>
    <meta:generator>OpenOffice/4.1.2$Win32 OpenOffice.org_project/412m3$Build-9782</meta:generator>
    <meta:document-statistic meta:table-count="0" meta:image-count="9" meta:object-count="0" meta:page-count="208" meta:paragraph-count="6083" meta:word-count="65811" meta:character-count="337111"/>
  </office:meta>
</office:document-meta>
</file>